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 LAS CORRECCIONES EN OTRO COLOR YA QUE NO COPIARÉ Y PEGARÉ. SI NO QUE CORREGIRÉ A MANO EN EL CÓDIGO MADRE</text:p>
      <text:p text:style-name="Standard"/>
      <text:p text:style-name="Standard">ESTO SON DESCRIPCIONES DE CADA UNA DE LAS ESTANCIAS</text:p>
      <text:p text:style-name="Standard"/>
      <text:p text:style-name="Standard">/0</text:p>
      <text:p text:style-name="Standard">La vida es agradable en la ciudad de Viejunos. Todo el mundo vive en paz.</text:p>
      <text:p text:style-name="Standard">Aunque todo el mundo reza a un Dios de 8BITS diferente, ya nadie se pelea por ello.</text:p>
      <text:p text:style-name="Standard">Todo el mundo puede mostrar su estandarte con orgullo sin miedo a críticas.</text:p>
      <text:p text:style-name="Standard">Ya seas de MSX o de SPECTRUM. De DRAGON o ACORN. Hasta que un día, tu padre, el alcalde de Viejunos, es asesinado.</text:p>
      <text:p text:style-name="Standard">No solo eso. si no que, además, la guardia entra en el lugar del crimen justo cuando tú estás intentando quitarle el cuchillo clavado en la espalda y todos te creen su asesino.</text:p>
      <text:p text:style-name="Standard">El parricida de los 8BITS, te llaman. </text:p>
      <text:p text:style-name="Standard">Eres arrestado y llevado a las mazmorras situadas bajo la capilla de Viejunos.</text:p>
      <text:p text:style-name="Standard">/1</text:p>
      <text:p text:style-name="Standard">Conoces estas mazmorras por haberlas visitado en el pasado, pero nunca habías estado en ellas de esta forma.</text:p>
      <text:p text:style-name="Standard">El pozo y los agujeros de las paredes continúan tal y como los recordabas.</text:p>
      <text:p text:style-name="Standard">/2</text:p>
      <text:p text:style-name="Standard">El vestíbulo de la capilla es discreto. Al sur, bajando unas escaleritas nos lleva a la entrada de la capilla.</text:p>
      <text:p text:style-name="Standard">La escalera sube hacia el norte llevándonos a la capilla en sí. El marco de madera que enmarca la entrada a la mazmorra se ve viejo y gastado.</text:p>
      <text:p text:style-name="Standard">/3</text:p>
      <text:p text:style-name="Standard">Aquí está la salida de la capilla. Deberías escapar antes de que la guardia descubra tu fuga.</text:p>
      <text:p text:style-name="Standard">Pero la puerta está cerrada. No creo que puedas salir por el momento.</text:p>
      <text:p text:style-name="Standard">En la pared hay como un agujero con una forma muy concreta.</text:p>
      <text:p text:style-name="Standard">/4</text:p>
      <text:p text:style-name="Standard">Te encuentras en un pequeño descansillo que da pie a la capilla. Una pequeña chimenea encendida equilibra la temperatura de esta zona.</text:p>
      <text:p text:style-name="Standard">Sobre la chimenea, un cuadro. El final de las escaleras no deja mucho espacio. La estancia es pequeña.</text:p>
      <text:p text:style-name="Standard">/5</text:p>
      <text:p text:style-name="Standard">La entrada a la capilla no es especialmente majestuosa. Es humilde, como el mismo pueblo. Pero tiene su encanto.</text:p>
      <text:p text:style-name="Standard">La arcada que decora la puerta de entrada ha sido tallada hasta el mínimo detalle.</text:p>
      <text:p text:style-name="Standard">/6</text:p>
      <text:p text:style-name="Standard">En esa esquina de la capilla, el Abad colocó un mueble rinconero de madera. Es clásico y muy bonito, la verdad.</text:p>
      <text:p text:style-name="Standard">/7</text:p>
      <text:p text:style-name="Standard">Aquí nos encontramos con un osario. Los huesos de los Abades más importantes de esta capilla reposan aquí.</text:p>
      <text:p text:style-name="Standard">/8</text:p>
      <text:p text:style-name="Standard">Este rincón de la capilla, esconde un pequeño cofre.</text:p>
      <text:p text:style-name="Standard">/9</text:p>
      <text:p text:style-name="Standard">El altar, tan humilde como el resto de la capilla, nos ofrece los típicos objetos que se encuentran en los altares de este mundo.</text:p>
      <text:p text:style-name="Standard">/10</text:p>
      <text:p text:style-name="Standard">En esta esquina de la capilla se suele colocar el Abad al dar sus sermones de 8 bits.</text:p>
      <text:p text:style-name="Standard">Aunque este rincón está más escondido, la decoración de las paredes sigue siendo impresionante.</text:p>
      <text:p text:style-name="Standard">/11</text:p>
      <text:p text:style-name="Standard"><text:soft-page-break/>Esta parte de la pared también tiene inscripciones. Quizás algunas más de lo habitual.</text:p>
      <text:p text:style-name="Standard">/12</text:p>
      <text:p text:style-name="Standard">Aquí es donde la gente pone cirios para honrar a sus seres queridos.</text:p>
      <text:p text:style-name="Standard">/13</text:p>
      <text:p text:style-name="Standard">La estancia, desde el centro, parece más grande de lo que cabría esperar. Los techos llenos de dibujos nos demuestran el cuidado con el que se creó la capilla.</text:p>
      <text:p text:style-name="Standard">El suelo está igual de cuidado.</text:p>
      <text:p text:style-name="Standard">/14</text:p>
      <text:p text:style-name="Standard">Esta sala está muy oscura, pero puedes vislumbrar una especie de abecedario en la pared. Molduras de diferentes tipos de ángeles y demonios decoran la estancia.</text:p>
      <text:p text:style-name="Standard">/15</text:p>
      <text:p text:style-name="Standard">Texto de final. (Esta no es necesaria. No sale en el juego)</text:p>
      <text:p text:style-name="Standard"/>
      <text:p text:style-name="Standard">ESTO SON DESCRIPCIONES DE OBJETOS. SALEN EN PANTALLA CON LA ESTRUCTURA: Tienes en tu poder (y una de las siguientes frases)</text:p>
      <text:p text:style-name="Standard"/>
      <text:p text:style-name="Standard">/0</text:p>
      <text:p text:style-name="Standard">tu ropa</text:p>
      <text:p text:style-name="Standard">/1</text:p>
      <text:p text:style-name="Standard">una piedra caliza</text:p>
      <text:p text:style-name="Standard">/2</text:p>
      <text:p text:style-name="Standard">unos grilletes oxidados</text:p>
      <text:p text:style-name="Standard">/3</text:p>
      <text:p text:style-name="Standard">unos grilletes oxidados y rotos</text:p>
      <text:p text:style-name="Standard">/4</text:p>
      <text:p text:style-name="Standard">una antorcha apagada</text:p>
      <text:p text:style-name="Standard">/5</text:p>
      <text:p text:style-name="Standard">una antorcha encendida</text:p>
      <text:p text:style-name="Standard">/6</text:p>
      <text:p text:style-name="Standard">un rubí azul</text:p>
      <text:p text:style-name="Standard">/7</text:p>
      <text:p text:style-name="Standard">una hoja vieja y carcomida</text:p>
      <text:p text:style-name="Standard">/8</text:p>
      <text:p text:style-name="Standard">una madera plana</text:p>
      <text:p text:style-name="Standard">/9</text:p>
      <text:p text:style-name="Standard">el símbolo de Carambalán Studios</text:p>
      <text:p text:style-name="Standard">/10</text:p>
      <text:p text:style-name="Standard">un palo de madera con un gancho en la punta</text:p>
      <text:p text:style-name="Standard">/11</text:p>
      <text:p text:style-name="Standard">la llave de la mazmorra</text:p>
      <text:p text:style-name="Standard">/12</text:p>
      <text:p text:style-name="Standard">un candado viejo y robusto</text:p>
      <text:p text:style-name="Standard">/13</text:p>
      <text:p text:style-name="Standard">una bolsa de cuero pequeña</text:p>
      <text:p text:style-name="Standard">/14</text:p>
      <text:p text:style-name="Standard">un petate de cuero pequeño</text:p>
      <text:p text:style-name="Standard">/15</text:p>
      <text:p text:style-name="Standard">una runa con la inscripcion Z80 por un lado y 1 por el otro</text:p>
      <text:p text:style-name="Standard">/16</text:p>
      <text:p text:style-name="Standard">una runa con la inscripcion R800 por un lado y 32 por el otro</text:p>
      <text:p text:style-name="Standard">/17</text:p>
      <text:p text:style-name="Standard">una runa con la inscripcion R8000 por un lado y H por el otro</text:p>
      <text:p text:style-name="Standard"><text:soft-page-break/>/18</text:p>
      <text:p text:style-name="Standard">una runa con la inscripcion VRAM por un lado y 4 por el otro</text:p>
      <text:p text:style-name="Standard">/19</text:p>
      <text:p text:style-name="Standard">una runa con la inscripcion BIOS por un lado y 5-6 por el otro</text:p>
      <text:p text:style-name="Standard">/20</text:p>
      <text:p text:style-name="Standard">una runa con la inscripcion GFX9000 por un lado y P por el otro</text:p>
      <text:p text:style-name="Standard">/21</text:p>
      <text:p text:style-name="Standard">una runa con la inscripcion OPL4 por un lado y 1-3 por el otro</text:p>
      <text:p text:style-name="Standard">/22</text:p>
      <text:p text:style-name="Standard">una runa con la inscripcion ZEMMIX por un lado y 5 por el otro</text:p>
      <text:p text:style-name="Standard">/23</text:p>
      <text:p text:style-name="Standard">una runa con la inscripcion CASSETTE por un lado y 5 por el otro</text:p>
      <text:p text:style-name="Standard">/24</text:p>
      <text:p text:style-name="Standard">una runa con la inscripcion CARTUCHO por un lado y 9-3 por el otro</text:p>
      <text:p text:style-name="Standard">/25</text:p>
      <text:p text:style-name="Standard">un marco viejo y gastado.</text:p>
      <text:p text:style-name="Standard">/26</text:p>
      <text:p text:style-name="Standard">una chimenea encendida.</text:p>
      <text:p text:style-name="Standard">/27</text:p>
      <text:p text:style-name="Standard">un cuadro de madera.</text:p>
      <text:p text:style-name="Standard">/28</text:p>
      <text:p text:style-name="Standard">la escalera</text:p>
      <text:p text:style-name="Standard">/29</text:p>
      <text:p text:style-name="Standard">la barandilla es de madera gastada y comida por las termintas</text:p>
      <text:p text:style-name="Standard">/30</text:p>
      <text:p text:style-name="Standard">un escudo de hierro forjado</text:p>
      <text:p text:style-name="Standard">/31</text:p>
      <text:p text:style-name="Standard">una arcada abriendo la entrada a la capilla</text:p>
      <text:p text:style-name="Standard">/32</text:p>
      <text:p text:style-name="Standard">un altar de piedra</text:p>
      <text:p text:style-name="Standard">/33</text:p>
      <text:p text:style-name="Standard">Un símbolo religioso de este mundo, el Z80</text:p>
      <text:p text:style-name="Standard">/34</text:p>
      <text:p text:style-name="Standard">Un candelabro viejo</text:p>
      <text:p text:style-name="Standard">/35</text:p>
      <text:p text:style-name="Standard">una pared bien decorada</text:p>
      <text:p text:style-name="Standard">/36</text:p>
      <text:p text:style-name="Standard">un colgante con el símbolo de VRAM</text:p>
      <text:p text:style-name="Standard">/37</text:p>
      <text:p text:style-name="Standard">un mueble rinconero</text:p>
      <text:p text:style-name="Standard">/38</text:p>
      <text:p text:style-name="Standard">un diccionario castellano / latín</text:p>
      <text:p text:style-name="Standard">/39</text:p>
      <text:p text:style-name="Standard">una plantilla</text:p>
      <text:p text:style-name="Standard">/40</text:p>
      <text:p text:style-name="Standard">una biblia de los 8BITS</text:p>
      <text:p text:style-name="Standard">/41</text:p>
      <text:p text:style-name="Standard">página 325</text:p>
      <text:p text:style-name="Standard">/42</text:p>
      <text:p text:style-name="Standard">un osario</text:p>
      <text:p text:style-name="Standard">/43</text:p>
      <text:p text:style-name="Standard">una combinación</text:p>
      <text:p text:style-name="Standard"><text:soft-page-break/>/44</text:p>
      <text:p text:style-name="Standard">una clave</text:p>
      <text:p text:style-name="Standard">/45</text:p>
      <text:p text:style-name="Standard">una cajita de madera</text:p>
      <text:p text:style-name="Standard">/46</text:p>
      <text:p text:style-name="Standard">un pus rojo de muerto.</text:p>
      <text:p text:style-name="Standard">/47</text:p>
      <text:p text:style-name="Standard">un pus verde de muerto.</text:p>
      <text:p text:style-name="Standard">/48</text:p>
      <text:p text:style-name="Standard">un pus amarillo de muerto.</text:p>
      <text:p text:style-name="Standard">/49</text:p>
      <text:p text:style-name="Standard">un pus azul de muerto. <text:s text:c="6"/></text:p>
      <text:p text:style-name="Standard"/>
      <text:p text:style-name="Standard">ESTOS SON LOS TEXTOS QUE SE VAN PONIENDO EN PANTALLA EN RESPUESTA A LO QUE DICE EL JUGADOR. </text:p>
      <text:p text:style-name="Standard"/>
      <text:p text:style-name="Standard">/0</text:p>
      <text:p text:style-name="Standard">Al golpear los grilletes oxidados con la piedra caliza, consigues que se rompan.</text:p>
      <text:p text:style-name="Standard">Eres libre. Por lo menos, para moverte por la mazmorra.</text:p>
      <text:p text:style-name="Standard">/1</text:p>
      <text:p text:style-name="Standard">Todo está muy oscuro, aún suerte que he podido vislumbrar una piedra y una antorcha apagada.</text:p>
      <text:p text:style-name="Standard">/2</text:p>
      <text:p text:style-name="Standard">Estás atado con los grilletes. No puedes moverte.</text:p>
      <text:p text:style-name="Standard">/3</text:p>
      <text:p text:style-name="Standard">Chiscando la piedra contra la antorcha, esta prende. Por fin algo de luz.</text:p>
      <text:p text:style-name="Standard">Cuando la vista se acostumbra a la nueva iluminación, puedes ver que la estancia es tal y como la recordabas:</text:p>
      <text:p text:style-name="Standard">Un agujero en el suelo de la capilla que ha creado una cabidad en la roca, llena de agujeros.</text:p>
      <text:p text:style-name="Standard">El viejo pozo del que se extraía el agua antes de que se secara sigue aquí.</text:p>
      <text:p text:style-name="Standard">A través de las rejas de la mazmorra, se vislumbra tenuemente el vestíbulo del edificio.</text:p>
      <text:p text:style-name="Standard">/4</text:p>
      <text:p text:style-name="Standard">No puedes cogerlos. Están collados a la pared de piedra.</text:p>
      <text:p text:style-name="Standard">/5</text:p>
      <text:p text:style-name="Standard">La puerta está cerrada con un candado robusto y viejo.</text:p>
      <text:p text:style-name="Standard">/6</text:p>
      <text:p text:style-name="Standard">Al no ver nada, no te atreves a moverte del sitio.</text:p>
      <text:p text:style-name="Standard">/7</text:p>
      <text:p text:style-name="Standard">El pozo, aunque seco, parece seguir teniendo su cuerda para sacar agua.</text:p>
      <text:p text:style-name="Standard">/8</text:p>
      <text:p text:style-name="Standard">La cuerda se pierde en la oscuridad de las profundidades del pozo.</text:p>
      <text:p text:style-name="Standard">/9</text:p>
      <text:p text:style-name="Standard">Al estirar de la cuerda, aparece... ¡un palo!</text:p>
      <text:p text:style-name="Standard">Esperabas un cubo quizás. Pero, ¿un palo?</text:p>
      <text:p text:style-name="Standard">/10</text:p>
      <text:p text:style-name="Standard">Eso ya lo has hecho.</text:p>
      <text:p text:style-name="Standard">No pierdas el tiempo.</text:p>
      <text:p text:style-name="Standard">/11</text:p>
      <text:p text:style-name="Standard">Está atada fuertemente al pozo. No puedes cogerla.</text:p>
      <text:p text:style-name="Standard">/12</text:p>
      <text:p text:style-name="Standard">A pesar de la poca luz, puedes ver que el carcelero ha dejado las llaves colgando en un clavo a un metro y medio de la puerta.</text:p>
      <text:p text:style-name="Standard">/13</text:p>
      <text:p text:style-name="Standard"><text:soft-page-break/>Con ayuda del palo con gancho, llegas hasta la llave que hay colgando fuera de la mazmorra.</text:p>
      <text:p text:style-name="Standard">La llave ya es tuya.</text:p>
      <text:p text:style-name="Standard">/14</text:p>
      <text:p text:style-name="Standard">La llave encaja a la perfección en el viejo candado. Este hace un ruido desagradable. Como si no quisiera dejarte marchar.</text:p>
      <text:p text:style-name="Standard">La puerta está abierta.</text:p>
      <text:p text:style-name="Standard">/15</text:p>
      <text:p text:style-name="Standard">¿Con qué? ¿con los dientes?</text:p>
      <text:p text:style-name="Standard">/16</text:p>
      <text:p text:style-name="Standard">Del interior de uno de los agujeros de la pared, asoma un cordel de cuero. Al tirar de él, cae al suelo una pequeña bolsa de cuero.</text:p>
      <text:p text:style-name="Standard">/17</text:p>
      <text:p text:style-name="Standard">Agujeros en la roca creados por la humedad y el paso de los años.</text:p>
      <text:p text:style-name="Standard">/18</text:p>
      <text:p text:style-name="Standard">Del interior de la bolsa aparecen 5 runas numeradas del 0 al 4.</text:p>
      <text:p text:style-name="Standard">Tienen diferentes palabras y números grabadas en ambos lados.</text:p>
      <text:p text:style-name="Standard">/19</text:p>
      <text:p text:style-name="Standard">Está vacía.</text:p>
      <text:p text:style-name="Standard">/20</text:p>
      <text:p text:style-name="Standard">El marco que soporta la piedra más débil de la mazmorra, sirve como pollete a un pequeño petate de cuero.</text:p>
      <text:p text:style-name="Standard">/21</text:p>
      <text:p text:style-name="Standard">Del interior del petate aparecen 5 runas numeradas del 5 al 9.</text:p>
      <text:p text:style-name="Standard">Tienen diferentes palabras y números grabadas en ambos lados.</text:p>
      <text:p text:style-name="Standard">/22</text:p>
      <text:p text:style-name="Standard">El marco que soporta la piedra más débil de la mazmorra parece a punto de ceder.</text:p>
      <text:p text:style-name="Standard">/23</text:p>
      <text:p text:style-name="Standard">La escalera, coronada por una barandilla, nos lleva desde la entrada hasta la capilla.</text:p>
      <text:p text:style-name="Standard">/24</text:p>
      <text:p text:style-name="Standard">La barandilla está vieja y comida por las termintas. No es muy fiable.</text:p>
      <text:p text:style-name="Standard">/25</text:p>
      <text:p text:style-name="Standard">Este escudo tiene el corte de los escudos que se usaron durante las guerras anti-shitsoftware.</text:p>
      <text:p text:style-name="Standard">Desde que Comoelculus fue derrotado, todas las armas se usan como decoración.</text:p>
      <text:p text:style-name="Standard">Hay una inscripción grabada en este escudo: <text:s/>CHUMINOS GFX9000 R800 CASSETTE</text:p>
      <text:p text:style-name="Standard">/26</text:p>
      <text:p text:style-name="Standard">Una chimenea que equilibra la temperatura de toda la capilla.</text:p>
      <text:p text:style-name="Standard">Hay una gran diferencia de temperatura comparada con la mazmorra.</text:p>
      <text:p text:style-name="Standard">/27</text:p>
      <text:p text:style-name="Standard">Este cuadro contiene una especie de tabla de relaciones, Esta es la relación:</text:p>
      <text:p text:style-name="Standard">MSX - ESTRELLA, AMSTRAD - CUADRADO, SPECTRUM - CIRCULO,</text:p>
      <text:p text:style-name="Standard">COMMODORE - TRIANGULO, ACORN - RECTANGULO, DRAGON - CONO,</text:p>
      <text:p text:style-name="Standard">ATARI - CILINDRO, PC - DECAGONO.</text:p>
      <text:p text:style-name="Standard">/28</text:p>
      <text:p text:style-name="Standard">La barandilla oculta un escudo detrás de ella.</text:p>
      <text:p text:style-name="Standard">/29</text:p>
      <text:p text:style-name="Standard">A oscuras. Atado a una cadena oxidada con unos grilletes que te aprietan.</text:p>
      <text:p text:style-name="Standard">Así te encuentras en estos momentos. Conoces estas mazmorras por haberlas visitado en el pasado, pero nunca habías estado en ellas de esta forma.</text:p>
      <text:p text:style-name="Standard">Has notado el desprecio de los que te han encarcelado. Ni tan siquiera te han encendido la antorcha de la pared que iluminaría el recinto.</text:p>
      <text:p text:style-name="Standard">Han querido dejarte claro que no eres de su agrado. Las piedras calizas de la mazmorra son tu única compañía.</text:p>
      <text:p text:style-name="Standard"><text:soft-page-break/>El asesino del alcalde de Viejunos debe pagar por lo que ha hecho.</text:p>
      <text:p text:style-name="Standard">/30</text:p>
      <text:p text:style-name="Standard">Al hacer esa tontería, (porque ya lo habías hecho), te quemas la mano.</text:p>
      <text:p text:style-name="Standard">/31</text:p>
      <text:p text:style-name="Standard">Al observar con detenimiento la arcada, descubres una inscripción en la parte superior.</text:p>
      <text:p text:style-name="Standard">No la entiendes.</text:p>
      <text:p text:style-name="Standard">/32</text:p>
      <text:p text:style-name="Standard">En esta pared puedo ver tallado el símbolo del agua. Además, en una repisa, puedo ver un colgante.</text:p>
      <text:p text:style-name="Standard">/33</text:p>
      <text:p text:style-name="Standard">En esta pared puedo ver tallado el símbolo del fuego.</text:p>
      <text:p text:style-name="Standard">/34</text:p>
      <text:p text:style-name="Standard">En esta pared puedo ver tallado el símbolo de la lluvia. También hay diferentes formas geométricas con forma de botón. Creo que se pueden pulsar.</text:p>
      <text:p text:style-name="Standard">/35</text:p>
      <text:p text:style-name="Standard">En esta pared puedo ver tallado el símbolo del agua.</text:p>
      <text:p text:style-name="Standard">/36</text:p>
      <text:p text:style-name="Standard">Un candelabro de plomo. Sus velas están muy gastadas y humedecidas.</text:p>
      <text:p text:style-name="Standard">/37</text:p>
      <text:p text:style-name="Standard">Al igual que en el mundo humano tenéis la cruz, en este tienen este símbolo: el Z80.</text:p>
      <text:p text:style-name="Standard">/38</text:p>
      <text:p text:style-name="Standard">Lleva inscrito el símbolo de los ledluminatti. Muchos religiosos siguen a esta especie de secta.</text:p>
      <text:p text:style-name="Standard">/39</text:p>
      <text:p text:style-name="Standard">Aunque está bastante cuidado, en dos puntos del mueble hay una pequeña hendidura.</text:p>
      <text:p text:style-name="Standard">Parece que tienen una forma concreta, como si cierto objeto se pusiera en esas hediduras de forma habitual.</text:p>
      <text:p text:style-name="Standard">/40</text:p>
      <text:p text:style-name="Standard">La puerta del mueble rinconero se resiste.</text:p>
      <text:p text:style-name="Standard">/41</text:p>
      <text:p text:style-name="Standard">Ya está abierto.</text:p>
      <text:p text:style-name="Standard">/42</text:p>
      <text:p text:style-name="Standard">Has colocado el símbolo del Z80 sobre un espacio adaptado para él sobre el mueble rinconero.</text:p>
      <text:p text:style-name="Standard">/43</text:p>
      <text:p text:style-name="Standard">Has colocado el colgante con el símbolo de los Lediluminatti sobre un espacio adaptado para él sobre el mueble rinconero.</text:p>
      <text:p text:style-name="Standard">/44</text:p>
      <text:p text:style-name="Standard">Al intentar abrir el mueble, se oye un mecanismo. Parece que haber colocado los objetos en su sitio ha surtido su efecto.</text:p>
      <text:p text:style-name="Standard">El mueble se abre dejando al descubierto su interior.</text:p>
      <text:p text:style-name="Standard">/45</text:p>
      <text:p text:style-name="Standard">Un colgante con el símbolo de los Ledluminatti. Una secta milenaria. Se le entrega a todos los adeptos una vez han concluído sus votos.</text:p>
      <text:p text:style-name="Standard">/46</text:p>
      <text:p text:style-name="Standard">Un diccionario castellano/Latín. Muy útil para textos eclesiásticos.</text:p>
      <text:p text:style-name="Standard">/47</text:p>
      <text:p text:style-name="Standard">Se trata de una plantilla. Puesta en el libro adecuado, en la página adecuada. Dejará a la vista un texto oculto.</text:p>
      <text:p text:style-name="Standard">/48</text:p>
      <text:p text:style-name="Standard">Se trata de la biblia de los 8BITS, también conocida como OCHO QUILATES.</text:p>
      <text:p text:style-name="Standard">Se trata de las memorias del apostol Jaume Esteve.</text:p>
      <text:p text:style-name="Standard">Tiene varios apartados: GENESIS, CHUMINOS, PILILAS, PREPUCIOS y BUKAKES</text:p>
      <text:p text:style-name="Standard">/49</text:p>
      <text:p text:style-name="Standard">La plantilla deja al descubierto cinco únicos dígitos: A5P63</text:p>
      <text:p text:style-name="Standard"><text:soft-page-break/>/50</text:p>
      <text:p text:style-name="Standard">La plantilla no permite ver nada concreto.</text:p>
      <text:p text:style-name="Standard">/51</text:p>
      <text:p text:style-name="Standard">El osario permanece cerrado. Pero no está sellado como suele ser habitual.</text:p>
      <text:p text:style-name="Standard">Este tiene un candado con una combinación de cinco cifras.</text:p>
      <text:p text:style-name="Standard">/52</text:p>
      <text:p text:style-name="Standard">El osario ha sido mancillado. Su candado abierto y sus huesos removidos.</text:p>
      <text:p text:style-name="Standard">Nadie en su sano juicio aprovaría esta acción.</text:p>
      <text:p text:style-name="Standard">/53</text:p>
      <text:p text:style-name="Standard">No puedes forzar el candado. Es demasiado robusto para romperlo.</text:p>
      <text:p text:style-name="Standard">/54</text:p>
      <text:p text:style-name="Standard">El osario ya ha sido abierto con anterioridad.</text:p>
      <text:p text:style-name="Standard">/55</text:p>
      <text:p text:style-name="Standard">La combinación es correcta. Has abierto el osario dejando al descubierto un montón de huesos...</text:p>
      <text:p text:style-name="Standard">Y algo más.</text:p>
      <text:p text:style-name="Standard">/56</text:p>
      <text:p text:style-name="Standard">Se trata de una cajita con mil inscripciones, parece que se puede abrir con facilidad.</text:p>
      <text:p text:style-name="Standard">/57</text:p>
      <text:p text:style-name="Standard">Es una solidificación de pus de color rojo. Tiene inscrito el símbolo de DINAMIC.</text:p>
      <text:p text:style-name="Standard">/58</text:p>
      <text:p text:style-name="Standard">Es una solidificación de pus de color verde. Tiene inscrito el símbolo de TOPO.</text:p>
      <text:p text:style-name="Standard">/59</text:p>
      <text:p text:style-name="Standard">Es una solidificación de pus de color amarillo. Tiene inscrito el símbolo de ZIGURAT.</text:p>
      <text:p text:style-name="Standard">/60</text:p>
      <text:p text:style-name="Standard">Es una solidificación de pus de color azul. Tiene inscrito el símbolo de OPERA.</text:p>
      <text:p text:style-name="Standard">/61</text:p>
      <text:p text:style-name="Standard">Dentro de la cajita hay grabada una relación de elementos y sistemas:</text:p>
      <text:p text:style-name="Standard">VIENTO - MSX, AGUA - ACORN, TIERRA - DRAGON, CACA - ATARI, VOMITO - COMMODORE, FUEGO - SPECTRUM, LLUVIA - AMSTRAD.</text:p>
      <text:p text:style-name="Standard">/62</text:p>
      <text:p text:style-name="Standard">Esta combinación no produce ningún efecto en el candado.</text:p>
      <text:p text:style-name="Standard">/63</text:p>
      <text:p text:style-name="Standard">La combinación ya fue puesta. El candado ya está abierto.</text:p>
      <text:p text:style-name="Standard">/64</text:p>
      <text:p text:style-name="Standard">Figura geométrica pulsada.</text:p>
      <text:p text:style-name="Standard">/65</text:p>
      <text:p text:style-name="Standard">Un mecanismo suena desagradablemente. A los pocos segundos, la pared parece abrirse. Era una puerta secreta.</text:p>
      <text:p text:style-name="Standard">Ahora tienes acceso a algún area nueva.</text:p>
      <text:p text:style-name="Standard">/66</text:p>
      <text:p text:style-name="Standard">Al volver a pulsar una figura geométrica con la puerta ya abierta, parece que has reiniciado el mecanismo.</text:p>
      <text:p text:style-name="Standard">La puerta se ha cerrado.</text:p>
      <text:p text:style-name="Standard">/67</text:p>
      <text:p text:style-name="Standard">No puedes ir en esa dirección.</text:p>
      <text:p text:style-name="Standard">/68</text:p>
      <text:p text:style-name="Standard">Nada concreto a destacar.</text:p>
      <text:p text:style-name="Standard">/69</text:p>
      <text:p text:style-name="Standard">Estos techos, con sus arcadas y sus detalles son francamente majestuosos. Nadie diría que se trata de una capilla.</text:p>
      <text:p text:style-name="Standard">Hay mucha diferencia entre el cuidado de la capilla y de su entrada.</text:p>
      <text:p text:style-name="Standard">/70</text:p>
      <text:p text:style-name="Standard"><text:soft-page-break/>El dibujo de John Ritman, como si de un ángel se tratase, tocando el arpa. Ocupa el espacio central de la capilla.</text:p>
      <text:p text:style-name="Standard">/71</text:p>
      <text:p text:style-name="Standard">El suelo es de baldosas irregulares. Es evidente que está menos cuidado que los techos.</text:p>
      <text:p text:style-name="Standard">/72</text:p>
      <text:p text:style-name="Standard">El orden de los colores del arpa de John Ritman es Amarillo, rojo, Azul y Verde.</text:p>
      <text:p text:style-name="Standard">/73</text:p>
      <text:p text:style-name="Standard">Estos cuatro cirios no son normales. Tienen inscrito un nombre cada uno: TOPO, ZIGURAT, DINAMIC y OPERA.</text:p>
      <text:p text:style-name="Standard">Te has dado cuenta que, al apagar uno, al cabo de unos segundos, se vuelve a encender solo.</text:p>
      <text:p text:style-name="Standard">/74</text:p>
      <text:p text:style-name="Standard">La vela permanecerá apagada durante unos segundos.</text:p>
      <text:p text:style-name="Standard">/75</text:p>
      <text:p text:style-name="Standard">Se oye un ruido cerca. Parece que algo ha caído al suelo en algún lugar.</text:p>
      <text:p text:style-name="Standard">/76</text:p>
      <text:p text:style-name="Standard">Este cofre es de color azul. Tiene una hendidura bastante regular en su forma.</text:p>
      <text:p text:style-name="Standard">/77</text:p>
      <text:p text:style-name="Standard">Al colocar el rubí en la hendidura, el cofre se abre con impulso.</text:p>
      <text:p text:style-name="Standard">Una pequeña hoja sale disparada.</text:p>
      <text:p text:style-name="Standard">/78</text:p>
      <text:p text:style-name="Standard">Eso ya lo has hecho.</text:p>
      <text:p text:style-name="Standard">/79</text:p>
      <text:p text:style-name="Standard">Parece algún tipo de Códice.</text:p>
      <text:p text:style-name="Standard">/80</text:p>
      <text:p text:style-name="Standard">Estas molduras parecen estar sueltas.</text:p>
      <text:p text:style-name="Standard">/81</text:p>
      <text:p text:style-name="Standard">Pulsas varias molduras y al final das con una que cede.</text:p>
      <text:p text:style-name="Standard">Una luz azulada envuelve la sala.</text:p>
      <text:p text:style-name="Standard">/82</text:p>
      <text:p text:style-name="Standard">Se trata de una madera plana bastante desgastada.</text:p>
      <text:p text:style-name="Standard">/83</text:p>
      <text:p text:style-name="Standard">Se trata de una madera plana.</text:p>
      <text:p text:style-name="Standard">Con la luz azulada, puedo ver algo escrito en ella:</text:p>
      <text:p text:style-name="Standard">Erit Colorum citharae angelico ordine exufflatio candelae</text:p>
      <text:p text:style-name="Standard">/84</text:p>
      <text:p text:style-name="Standard">Tiene la estructura de una Ouija, pero las letras parecen botones. Como si se puedieran pulsar.</text:p>
      <text:p text:style-name="Standard">/85 <text:s/><text:span text:style-name="T1">(ESTO ES UN BÚSQUEDA EN UN DICCIONARIO. BUSCAN LA PALABRA DE LA DERECHA Y LA DEFINCIÓN ES LA DE LA IZQUIERDA)</text:span></text:p>
      <text:p text:style-name="Standard">ERIT: SER</text:p>
      <text:p text:style-name="Standard">/86</text:p>
      <text:p text:style-name="Standard">COLORUM: COLOR</text:p>
      <text:p text:style-name="Standard">/87</text:p>
      <text:p text:style-name="Standard">CITHARAE: ARPA</text:p>
      <text:p text:style-name="Standard">/88</text:p>
      <text:p text:style-name="Standard">ANGELICO: ANGEL</text:p>
      <text:p text:style-name="Standard">/89</text:p>
      <text:p text:style-name="Standard">ORDINE: EN ORDEN</text:p>
      <text:p text:style-name="Standard">/90</text:p>
      <text:p text:style-name="Standard">EXUFFLATIO: SOPLAR</text:p>
      <text:p text:style-name="Standard">/91</text:p>
      <text:p text:style-name="Standard">CANDELAE: VELAS</text:p>
      <text:p text:style-name="Standard">/92</text:p>
      <text:p text:style-name="Standard"><text:soft-page-break/>Al pulsar la combinación de letras correcta, el abecedario se retira dejando a la vista una figura, símbolo de Carambalán Studios.</text:p>
      <text:p text:style-name="Standard">/93</text:p>
      <text:p text:style-name="Standard">Ya pulsaste la combinación correcta.</text:p>
      <text:p text:style-name="Standard">/94</text:p>
      <text:p text:style-name="Standard">Esa combinación no da ningún resultado.</text:p>
      <text:p text:style-name="Standard">/95</text:p>
      <text:p text:style-name="Standard">Al colocar el símbolo de Carambalán Studios en el agujero, se desbloquea la puerta de salida.</text:p>
      <text:p text:style-name="Standard">/96</text:p>
      <text:p text:style-name="Standard">Tiene una forma muy peculiar.</text:p>
      <text:p text:style-name="Standard">/97</text:p>
      <text:p text:style-name="Standard">Al abrir la puerta te encuentras de frente a cuatro personas que vienen hacia ti.</text:p>
      <text:p text:style-name="Standard">/98</text:p>
      <text:p text:style-name="Standard">Hola, veníamos a liberarte - Dice una chica con gafas - Me llamo Natpu. Hemos demostrado que tú no tienes nada que ver con la muerte de tu padre, el alcalde.</text:p>
      <text:p text:style-name="Standard">/99</text:p>
      <text:p text:style-name="Standard">Así es - dice un chico con una cinta en la cabeza - Han sido esos malditos marrones. Los despojos del antiguo reino de Conversión. Que siguen luchando contra nuestra convivencia de 8bits.</text:p>
      <text:p text:style-name="Standard">Me llamo Fergar, por cierto.</text:p>
      <text:p text:style-name="Standard">/100</text:p>
      <text:p text:style-name="Standard">Yo soy Crisra. - Dice una chica rubia - Está todo hablado con las autoridades. Puedes volver a tu casa y llorar tu pérdida. Ahora nos toca a nosotros continuar.</text:p>
      <text:p text:style-name="Standard">/101</text:p>
      <text:p text:style-name="Standard">Si. - Dice el cuarto chico - Yo soy Vicmar. Ahora nos vamos los cuatro a las cuevas del motor off, a acabar con esos malditos haters. Esos malditos marrones. Y por supuesto con sus jefes. Los cuatro cotorras.</text:p>
      <text:p text:style-name="Standard">/102</text:p>
      <text:p text:style-name="Standard">Te quedas aliviado al ver que eres libre. Aunque la tristeza aún te invade por la muerte de tu padre. sólo esperas que esos cuatro chicos tengan éxito, venzan a los haters a los cotorras y vuelva la paz a Viejunos.</text:p>
      <text:p text:style-name="Standard">/103</text:p>
      <text:p text:style-name="Standard">No te pierdas la verdadera aventura de esta historia.</text:p>
      <text:p text:style-name="Standard">No te pierdas el lanzamiento de MARRONES Y COTORRAS de Carambalán Studios.</text:p>
      <text:p text:style-name="Standard">/104</text:p>
      <text:p text:style-name="Standard">FIN DE LA AVENTURA.</text:p>
      <text:p text:style-name="Standard">/105</text:p>
      <text:p text:style-name="Standard">GUION E HISTORIA: <text:s text:c="5"/>BENJAMIN MIGUEL</text:p>
      <text:p text:style-name="Standard">/106</text:p>
      <text:p text:style-name="Standard">CORRECION: <text:s text:c="12"/>MANUEL BARROSO</text:p>
      <text:p text:style-name="Standard">/107</text:p>
      <text:p text:style-name="Standard">GRAFICOS: <text:s text:c="13"/>JOSELUIS SALGUERO</text:p>
      <text:p text:style-name="Standard">/108</text:p>
      <text:p text:style-name="Standard">CODIGO: <text:s text:c="15"/>BENJAMIN MIGUEL</text:p>
      <text:p text:style-name="Standard">/109</text:p>
      <text:p text:style-name="Standard">Mil gracias a todos los que hicieron posible el motor DAAD.</text:p>
      <text:p text:style-name="Standard">/110</text:p>
      <text:p text:style-name="Standard">Uto y FX (Felix).</text:p>
      <text:p text:style-name="Standard">/111</text:p>
      <text:p text:style-name="Standard">Pero muy especialmente a NATALIA PUJOL por el currazo que se ha pegado para hacer que este motor llegue a nuestros MSX de segunda generación. <text:s text:c="23"/></text:p>
      <text:p text:style-name="Standard"/>
      <text:p text:style-name="Standard"><text:s text:c="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9S</meta:editing-duration>
    <meta:editing-cycles>3</meta:editing-cycles>
    <meta:generator>OpenOffice/4.1.5$Win32 OpenOffice.org_project/415m1$Build-9789</meta:generator>
    <dc:date>2019-05-23T19:37:51.35</dc:date>
    <meta:document-statistic meta:table-count="0" meta:image-count="0" meta:object-count="0" meta:page-count="9" meta:paragraph-count="415" meta:word-count="2946" meta:character-count="15966"/>
    <dc:creator>Benjamin Miguel Miralpeix</dc:creator>
    <meta:user-defined meta:name="Info 1"/>
    <meta:user-defined meta:name="Info 2"/>
    <meta:user-defined meta:name="Info 3"/>
    <meta:user-defined meta:name="Info 4"/>
  </office:meta>
</office:document-meta>
</file>